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unkHandler.configure( Configuration handler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JunkHandler.getJunkScore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unkHandler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unkHandler.get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unkHandler.doProcessing( SMTPSession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JunkHandler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unkHandler.setScore( double 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